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" svg:font-family="" style:font-family-generic="roman"/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5cm"/>
    </style:style>
    <style:style style:name="co3" style:family="table-column">
      <style:table-column-properties fo:break-before="auto" style:column-width="18.283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color="#000000" style:text-outline="false" style:text-line-through-style="none" style:font-name="Arial" fo:font-size="10pt" fo:text-shadow="none" style:text-underline-style="none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text-emphasize="none" style:font-relief="none"/>
    </style:style>
    <style:style style:name="ce3" style:family="table-cell" style:parent-style-name="Default">
      <style:text-properties fo:color="#000000" style:text-outline="false" style:text-line-through-style="none" style:font-name="Liberation Serif" fo:font-size="12pt" fo:language="en" fo:country="CA" fo:text-shadow="none" style:text-underline-style="none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Liberation Serif" style:font-size-complex="6.80000019073486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float" office:value="90527">
            <text:p>90527</text:p>
          </table:table-cell>
          <table:table-cell office:value-type="string">
            <text:p>90527-01.html</text:p>
          </table:table-cell>
          <table:table-cell office:value-type="string">
            <text:p>Сообщение о начале программы</text:p>
          </table:table-cell>
        </table:table-row>
        <table:table-row table:style-name="ro1">
          <table:table-cell table:number-columns-repeated="2"/>
          <table:table-cell office:value-type="string">
            <text:p>90527-02.doc</text:p>
          </table:table-cell>
          <table:table-cell office:value-type="string">
            <text:p>Оглавление в .doc</text:p>
          </table:table-cell>
        </table:table-row>
        <table:table-row table:style-name="ro1">
          <table:table-cell/>
          <table:table-cell office:value-type="float" office:value="90529">
            <text:p>90529</text:p>
          </table:table-cell>
          <table:table-cell office:value-type="string">
            <text:p>90529-01.html</text:p>
          </table:table-cell>
          <table:table-cell office:value-type="string">
            <text:p>Сообщение </text:p>
          </table:table-cell>
        </table:table-row>
        <table:table-row table:style-name="ro1">
          <table:table-cell table:number-columns-repeated="2"/>
          <table:table-cell office:value-type="string">
            <text:p>90529-02.html</text:p>
          </table:table-cell>
          <table:table-cell office:value-type="string">
            <text:p>Сергей Худиев (православный)– свидетельство</text:p>
          </table:table-cell>
        </table:table-row>
        <table:table-row table:style-name="ro1">
          <table:table-cell/>
          <table:table-cell office:value-type="float" office:value="90531">
            <text:p>90531</text:p>
          </table:table-cell>
          <table:table-cell office:value-type="string">
            <text:p>90531-01.html</text:p>
          </table:table-cell>
          <table:table-cell office:value-type="string">
            <text:p>Сообщение </text:p>
          </table:table-cell>
        </table:table-row>
        <table:table-row table:style-name="ro1">
          <table:table-cell table:number-columns-repeated="2"/>
          <table:table-cell office:value-type="string">
            <text:p>90531Olga-02.html</text:p>
          </table:table-cell>
          <table:table-cell office:value-type="string">
            <text:p>Ольга Брилева (католик) - История обращения</text:p>
          </table:table-cell>
        </table:table-row>
        <table:table-row table:style-name="ro1">
          <table:table-cell/>
          <table:table-cell office:value-type="float" office:value="90602">
            <text:p>90602</text:p>
          </table:table-cell>
          <table:table-cell office:value-type="string">
            <text:p>90602-01.html</text:p>
          </table:table-cell>
          <table:table-cell office:value-type="string">
            <text:p>Сообщение </text:p>
          </table:table-cell>
        </table:table-row>
        <table:table-row table:style-name="ro1">
          <table:table-cell table:number-columns-repeated="2"/>
          <table:table-cell office:value-type="string">
            <text:p>90602Misha-02.html</text:p>
          </table:table-cell>
          <table:table-cell office:value-type="string">
            <text:p>Михаил Логачев (протестант) – свидетельство</text:p>
          </table:table-cell>
        </table:table-row>
        <table:table-row table:style-name="ro1">
          <table:table-cell/>
          <table:table-cell office:value-type="float" office:value="90604">
            <text:p>90604</text:p>
          </table:table-cell>
          <table:table-cell office:value-type="string">
            <text:p>90604-01.html</text:p>
          </table:table-cell>
          <table:table-cell office:value-type="string">
            <text:p>Сообщение по теме: 1. Зачем вообще нужна вера в Бога? </text:p>
          </table:table-cell>
        </table:table-row>
        <table:table-row table:style-name="ro1">
          <table:table-cell table:number-columns-repeated="2"/>
          <table:table-cell office:value-type="string">
            <text:p>90604-02.html</text:p>
          </table:table-cell>
          <table:table-cell table:style-name="ce2" office:value-type="string">
            <text:p>1.1 Почему вы верите в своего Бога? Зачем вам эта вера? <text:s/></text:p>
          </table:table-cell>
        </table:table-row>
        <table:table-row table:style-name="ro1">
          <table:table-cell/>
          <table:table-cell office:value-type="float" office:value="90606">
            <text:p>90606</text:p>
          </table:table-cell>
          <table:table-cell office:value-type="string">
            <text:p>90606-01.html</text:p>
          </table:table-cell>
          <table:table-cell office:value-type="string">
            <text:p>Сообщение по теме: 1. Зачем вообще нужна вера в Бога? </text:p>
          </table:table-cell>
        </table:table-row>
        <table:table-row table:style-name="ro2">
          <table:table-cell table:number-columns-repeated="2"/>
          <table:table-cell office:value-type="string">
            <text:p>90606-02.html</text:p>
          </table:table-cell>
          <table:table-cell table:style-name="ce3" office:value-type="string">
            <text:p>1.2 Что является целью каждого конкретного христианина? Зачем христианин следует своему учению? </text:p>
          </table:table-cell>
        </table:table-row>
        <table:table-row table:style-name="ro1" table:number-rows-repeated="6552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2">02/06/2009</text:date>, <text:time>10:5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nikolai</meta:initial-creator>
    <meta:creation-date>2009-06-02T09:20:09</meta:creation-date>
    <dc:creator>nikolai</dc:creator>
    <dc:date>2009-06-02T10:56:24</dc:date>
    <meta:editing-cycles>2</meta:editing-cycles>
    <meta:editing-duration>PT1H36M16S</meta:editing-duration>
    <meta:user-defined meta:name="Info 1"/>
    <meta:user-defined meta:name="Info 2"/>
    <meta:user-defined meta:name="Info 3"/>
    <meta:user-defined meta:name="Info 4"/>
    <meta:document-statistic meta:table-count="3" meta:cell-count="30"/>
  </office:meta>
</office:document-meta>
</file>